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2" svg:font-family="'Lohit Devanagari'"/>
    <style:font-face style:name="monospace" svg:font-family="monospace, 'Droid Sans Mono', monospace, monospace, 'Droid Sans Fallback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000000" style:text-outline="false" style:text-line-through-style="none" style:text-line-through-type="none" style:font-name="Lohit Devanagari" fo:font-size="11pt" fo:letter-spacing="normal" fo:font-style="normal" fo:text-shadow="none" style:text-underline-style="none" fo:font-weight="normal" officeooo:rsid="01f125fe" officeooo:paragraph-rsid="00138c50" fo:background-color="#fffffe" style:font-size-asian="11pt" style:font-style-asian="normal" style:font-weight-asian="normal" style:font-size-complex="12pt" style:text-emphasize="none"/>
    </style:style>
    <style:style style:name="P2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000000" style:text-outline="false" style:text-line-through-style="none" style:text-line-through-type="none" style:font-name="Lohit Devanagari" fo:font-size="14pt" fo:letter-spacing="normal" fo:font-style="normal" fo:text-shadow="none" style:text-underline-style="none" fo:font-weight="normal" officeooo:rsid="01f125fe" officeooo:paragraph-rsid="00138c50" fo:background-color="#fffffe" style:font-size-asian="14pt" style:font-style-asian="normal" style:font-weight-asian="normal" style:font-size-complex="14pt" style:text-emphasize="none"/>
    </style:style>
    <style:style style:name="P3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000000" style:text-outline="false" style:text-line-through-style="none" style:text-line-through-type="none" style:font-name="Calibri" fo:font-size="11pt" fo:letter-spacing="normal" fo:font-style="normal" fo:text-shadow="none" style:text-underline-style="none" fo:font-weight="normal" officeooo:rsid="01f125fe" officeooo:paragraph-rsid="00138c50" fo:background-color="#fffffe" style:font-size-asian="11pt" style:font-style-asian="normal" style:font-weight-asian="normal" style:font-size-complex="12pt" style:text-emphasize="none"/>
    </style:style>
    <style:style style:name="P4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000000" style:text-outline="false" style:text-line-through-style="none" style:text-line-through-type="none" style:font-name="Calibri" fo:font-size="11pt" fo:letter-spacing="normal" fo:font-style="normal" fo:text-shadow="none" style:text-underline-style="none" fo:font-weight="normal" officeooo:rsid="01f125fe" officeooo:paragraph-rsid="001b4c88" fo:background-color="#fffffe" style:font-size-asian="11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000000" style:text-outline="false" style:text-line-through-style="none" style:text-line-through-type="none" style:font-name="Calibri" fo:font-size="14pt" fo:letter-spacing="normal" fo:font-style="normal" fo:text-shadow="none" style:text-underline-style="none" fo:font-weight="normal" officeooo:rsid="01f125fe" officeooo:paragraph-rsid="00138c50" fo:background-color="#fffffe" style:font-size-asian="14pt" style:font-style-asian="normal" style:font-weight-asian="normal" style:font-size-complex="14pt" style:text-emphasize="none"/>
    </style:style>
    <style:style style:name="P6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font-name="monospace" fo:font-size="10.5pt" fo:letter-spacing="normal" fo:font-style="normal" fo:font-weight="normal" officeooo:rsid="020cf983" officeooo:paragraph-rsid="00138c50" fo:background-color="#fffffe" style:font-size-asian="12pt" style:font-size-complex="12pt"/>
    </style:style>
    <style:style style:name="P7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font-name="monospace" fo:font-size="10.5pt" fo:letter-spacing="normal" fo:font-style="normal" fo:font-weight="normal" officeooo:rsid="020cf983" officeooo:paragraph-rsid="001b4c88" fo:background-color="#fffffe" style:font-size-asian="12pt" style:font-size-complex="12pt"/>
    </style:style>
    <style:style style:name="P8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font-name="monospace" fo:font-size="10.5pt" fo:letter-spacing="normal" fo:font-style="normal" fo:font-weight="normal" officeooo:rsid="01f125fe" officeooo:paragraph-rsid="00138c50" fo:background-color="#fffffe" style:font-size-asian="12pt" style:font-size-complex="12pt"/>
    </style:style>
    <style:style style:name="P9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font-name="monospace" fo:font-size="10.5pt" fo:letter-spacing="normal" fo:font-style="normal" fo:font-weight="normal" officeooo:rsid="01f125fe" officeooo:paragraph-rsid="001b4c88" fo:background-color="#fffffe" style:font-size-asian="12pt" style:font-size-complex="12pt"/>
    </style:style>
    <style:style style:name="P10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rsid="020cf983" officeooo:paragraph-rsid="00138c50" fo:background-color="#fffffe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rsid="020cf983" officeooo:paragraph-rsid="001b4c88" fo:background-color="#fffffe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rsid="0015cd7b" officeooo:paragraph-rsid="0015cd7b" fo:background-color="#fffffe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rsid="0015cd7b" officeooo:paragraph-rsid="00167c50" fo:background-color="#fffffe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rsid="0018fde7" officeooo:paragraph-rsid="0018fde7" fo:background-color="#fffffe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in" fo:margin-bottom="0.111in" loext:contextual-spacing="false" fo:line-height="90%"/>
      <style:text-properties fo:font-variant="normal" fo:text-transform="none" fo:color="#a31515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rsid="0018fde7" officeooo:paragraph-rsid="00199ea5" fo:background-color="#fffffe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in" fo:margin-bottom="0.111in" loext:contextual-spacing="false" fo:line-height="90%"/>
      <style:text-properties officeooo:paragraph-rsid="0015cd7b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paragraph-rsid="00138c50" style:font-size-asian="11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paragraph-rsid="001b4c88" style:font-size-asian="11pt" style:font-style-asian="normal" style:font-weight-asian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Calibri" fo:font-size="11pt" fo:letter-spacing="normal" fo:font-style="normal" fo:text-shadow="none" style:text-underline-style="none" fo:font-weight="normal" officeooo:rsid="01f125fe" officeooo:paragraph-rsid="00138c50" fo:background-color="#fffffe" style:font-size-asian="11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Calibri" fo:font-size="11pt" fo:letter-spacing="normal" fo:font-style="normal" fo:text-shadow="none" style:text-underline-style="none" fo:font-weight="normal" officeooo:rsid="01f125fe" officeooo:paragraph-rsid="001b4c88" fo:background-color="#fffffe" style:font-size-asian="11pt" style:font-style-asian="normal" style:font-weight-asian="normal" style:font-size-complex="12pt" style:text-emphasize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text-shadow="none" style:text-underline-style="none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text-shadow="none" style:text-underline-style="none" officeooo:rsid="01f125fe" style:font-size-asian="11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text-shadow="none" style:text-underline-style="none" officeooo:rsid="020cf983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1pt" fo:text-shadow="none" style:text-underline-style="none" fo:font-weight="bold" officeooo:rsid="01f125fe" style:font-size-asian="11pt" style:font-style-asian="normal" style:font-weight-asian="bold" style:font-weight-complex="bold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14pt" fo:text-shadow="none" style:text-underline-style="none" style:font-size-asian="14pt" style:font-style-asian="normal" style:font-weight-asian="normal" style:font-size-complex="14pt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14pt" fo:text-shadow="none" style:text-underline-style="none" style:font-size-asian="14pt" style:font-style-asian="normal" style:font-weight-asian="normal" style:font-size-complex="14pt" style:text-emphasize="none"/>
    </style:style>
    <style:style style:name="T8" style:family="text">
      <style:text-properties fo:color="#000000" style:text-outline="false" style:text-line-through-style="none" style:text-line-through-type="none" style:font-name="Lohit Devanagari" fo:font-size="14pt" fo:text-shadow="none" style:text-underline-style="none" officeooo:rsid="020cf983" style:font-size-asian="14pt" style:font-style-asian="normal" style:font-weight-asian="normal" style:font-size-complex="14pt" style:text-emphasize="none"/>
    </style:style>
    <style:style style:name="T9" style:family="text">
      <style:text-properties fo:color="#000000" style:font-name="Calibri" fo:font-size="11pt" style:font-size-asian="11pt"/>
    </style:style>
    <style:style style:name="T10" style:family="text">
      <style:text-properties fo:color="#000000" style:font-name="Calibri" fo:font-size="11pt" officeooo:rsid="01f125fe" style:font-size-asian="11pt"/>
    </style:style>
    <style:style style:name="T11" style:family="text">
      <style:text-properties fo:color="#000000" style:font-name="Calibri" fo:font-size="11pt" style:font-size-asian="11pt"/>
    </style:style>
    <style:style style:name="T12" style:family="text">
      <style:text-properties fo:color="#000000" style:font-name="Calibri" fo:font-size="11pt" officeooo:rsid="01f125fe" style:font-size-asian="11pt" style:font-weight-complex="normal"/>
    </style:style>
    <style:style style:name="T13" style:family="text">
      <style:text-properties fo:color="#000000" style:font-name="Calibri" fo:font-size="11pt" officeooo:rsid="01f125fe" style:font-size-asian="11pt" style:font-size-complex="11pt" style:font-weight-complex="normal"/>
    </style:style>
    <style:style style:name="T14" style:family="text">
      <style:text-properties fo:color="#000000" style:font-name="Calibri" fo:font-size="11pt" officeooo:rsid="0018fde7" style:font-size-asian="11pt"/>
    </style:style>
    <style:style style:name="T15" style:family="text">
      <style:text-properties fo:color="#000000" style:font-name="Calibri" fo:font-size="11pt" fo:font-weight="bold" officeooo:rsid="01f125fe" style:font-size-asian="11pt" style:font-weight-asian="bold" style:font-weight-complex="bold"/>
    </style:style>
    <style:style style:name="T16" style:family="text">
      <style:text-properties fo:color="#000000" style:font-name="Calibri" fo:font-size="11pt" fo:font-weight="bold" style:font-size-asian="11pt" style:font-weight-asian="bold" style:font-weight-complex="bold"/>
    </style:style>
    <style:style style:name="T17" style:family="text">
      <style:text-properties fo:color="#000000" style:font-name="Calibri" fo:font-size="13pt" fo:font-weight="bold" officeooo:rsid="01f125fe" style:font-size-asian="13pt" style:font-weight-asian="bold" style:font-size-complex="13pt" style:font-weight-complex="bold"/>
    </style:style>
    <style:style style:name="T18" style:family="text">
      <style:text-properties fo:color="#000000" style:font-name="Calibri" fo:font-size="13pt" officeooo:rsid="01f125fe" style:font-size-asian="13pt" style:font-size-complex="13pt" style:font-weight-complex="normal"/>
    </style:style>
    <style:style style:name="T19" style:family="text">
      <style:text-properties fo:color="#000000" style:font-name="Calibri" fo:font-size="10pt" officeooo:rsid="01f125fe" style:font-size-asian="10pt" style:font-size-complex="10pt" style:font-weight-complex="normal"/>
    </style:style>
    <style:style style:name="T20" style:family="text">
      <style:text-properties fo:color="#000000" style:font-name="Calibri" fo:font-size="14pt" fo:font-weight="bold" officeooo:rsid="01f125fe" style:font-size-asian="14pt" style:font-weight-asian="bold" style:font-size-complex="14pt" style:font-weight-complex="bold"/>
    </style:style>
    <style:style style:name="T21" style:family="text">
      <style:text-properties fo:color="#000000" style:font-name="Calibri" fo:font-size="14pt" officeooo:rsid="01f125fe" style:font-size-asian="14pt" style:font-size-complex="14pt" style:font-weight-complex="normal"/>
    </style:style>
    <style:style style:name="T22" style:family="text">
      <style:text-properties fo:color="#000000" style:font-name="Lohit Devanagari" fo:font-size="11pt" style:font-size-asian="11pt"/>
    </style:style>
    <style:style style:name="T23" style:family="text">
      <style:text-properties fo:color="#000000" style:font-name="Lohit Devanagari" fo:font-size="11pt" fo:font-weight="bold" style:font-size-asian="11pt" style:font-weight-asian="bold" style:font-weight-complex="bold"/>
    </style:style>
    <style:style style:name="T24" style:family="text">
      <style:text-properties fo:color="#000000" style:font-name="Lohit Devanagari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c9211e" style:text-outline="false" style:text-line-through-style="none" style:text-line-through-type="none" style:font-name="Calibri" fo:font-size="11pt" fo:text-shadow="none" style:text-underline-style="none" style:font-size-asian="11pt" style:font-style-asian="normal" style:font-weight-asian="normal" style:text-emphasize="none"/>
    </style:style>
    <style:style style:name="T26" style:family="text">
      <style:text-properties fo:color="#c9211e" style:text-outline="false" style:text-line-through-style="none" style:text-line-through-type="none" style:font-name="Calibri" fo:font-size="11pt" fo:text-shadow="none" style:text-underline-style="none" officeooo:rsid="020cf983" style:font-size-asian="11pt" style:font-style-asian="normal" style:font-weight-asian="normal" style:text-emphasize="none"/>
    </style:style>
    <style:style style:name="T27" style:family="text">
      <style:text-properties fo:color="#c9211e" style:text-outline="false" style:text-line-through-style="none" style:text-line-through-type="none" style:font-name="Lohit Devanagari" fo:font-size="14pt" fo:text-shadow="none" style:text-underline-style="none" style:font-size-asian="14pt" style:font-style-asian="normal" style:font-weight-asian="normal" style:font-size-complex="14pt" style:text-emphasize="none"/>
    </style:style>
    <style:style style:name="T28" style:family="text">
      <style:text-properties fo:color="#c9211e" style:text-outline="false" style:text-line-through-style="none" style:text-line-through-type="none" style:font-name="Lohit Devanagari" fo:font-size="14pt" fo:text-shadow="none" style:text-underline-style="none" officeooo:rsid="020cf983" style:font-size-asian="14pt" style:font-style-asian="normal" style:font-weight-asian="normal" style:font-size-complex="14pt" style:text-emphasize="none"/>
    </style:style>
    <style:style style:name="T29" style:family="text">
      <style:text-properties fo:color="#c9211e" style:font-name="Calibri" fo:font-size="11pt" style:font-size-asian="11pt"/>
    </style:style>
    <style:style style:name="T30" style:family="text">
      <style:text-properties fo:color="#2a6099" style:text-outline="false" style:text-line-through-style="none" style:text-line-through-type="none" style:font-name="Calibri" fo:font-size="13pt" fo:text-shadow="none" style:text-underline-style="none" fo:font-weight="bold" style:font-size-asian="13pt" style:font-style-asian="normal" style:font-weight-asian="bold" style:font-size-complex="13pt" style:font-weight-complex="bold" style:text-emphasize="none"/>
    </style:style>
    <style:style style:name="T31" style:family="text">
      <style:text-properties fo:color="#2a6099" style:text-outline="false" style:text-line-through-style="none" style:text-line-through-type="none" style:font-name="Calibri" fo:font-size="13pt" fo:text-shadow="none" style:text-underline-style="none" fo:font-weight="bold" officeooo:rsid="01f125fe" style:font-size-asian="13pt" style:font-style-asian="normal" style:font-weight-asian="bold" style:font-size-complex="13pt" style:font-weight-complex="bold" style:text-emphasize="none"/>
    </style:style>
    <style:style style:name="T32" style:family="text">
      <style:text-properties fo:color="#2a6099" style:text-outline="false" style:text-line-through-style="none" style:text-line-through-type="none" style:font-name="Calibri" fo:font-size="14pt" fo:text-shadow="none" style:text-underline-style="none" fo:font-weight="bold" officeooo:rsid="01f125fe" style:font-size-asian="14pt" style:font-style-asian="normal" style:font-weight-asian="bold" style:font-size-complex="14pt" style:font-weight-complex="bold" style:text-emphasize="none"/>
    </style:style>
    <style:style style:name="T33" style:family="text">
      <style:text-properties fo:color="#2a6099" style:text-outline="false" style:text-line-through-style="none" style:text-line-through-type="none" style:font-name="Lohit Devanagari" fo:font-size="13pt" fo:text-shadow="none" style:text-underline-style="none" fo:font-weight="bold" style:font-size-asian="13pt" style:font-style-asian="normal" style:font-weight-asian="bold" style:font-size-complex="13pt" style:font-weight-complex="bold" style:text-emphasize="none"/>
    </style:style>
    <style:style style:name="T34" style:family="text">
      <style:text-properties fo:color="#2a6099" style:font-name="Calibri" fo:font-size="13pt" fo:font-weight="bold" officeooo:rsid="01f125fe" style:font-size-asian="13pt" style:font-weight-asian="bold" style:font-size-complex="13pt" style:font-weight-complex="bold"/>
    </style:style>
    <style:style style:name="T35" style:family="text">
      <style:text-properties fo:color="#2a6099" style:font-name="Calibri" fo:font-size="14pt" fo:font-weight="bold" officeooo:rsid="01f125fe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Calibri" fo:font-size="11pt" fo:letter-spacing="normal" fo:font-style="normal" fo:text-shadow="none" style:text-underline-style="none" fo:font-weight="normal" officeooo:rsid="01f125fe" fo:background-color="#fffffe" loext:char-shading-value="0" style:font-size-asian="11pt" style:font-style-asian="normal" style:font-weight-asian="normal" style:font-size-complex="12pt" style:text-emphasize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Calibri" fo:font-size="11pt" fo:letter-spacing="normal" fo:font-style="normal" fo:text-shadow="none" style:text-underline-style="none" fo:font-weight="normal" officeooo:rsid="0015cd7b" fo:background-color="#fffffe" loext:char-shading-value="0" style:font-size-asian="11pt" style:font-style-asian="normal" style:font-weight-asian="normal" style:font-size-complex="12pt" style:text-emphasize="none"/>
    </style:style>
    <style:style style:name="T38" style:family="text">
      <style:text-properties fo:color="#3465a4" style:font-name="Calibri" fo:font-size="13pt" fo:font-weight="bold" officeooo:rsid="01f125fe" style:font-size-asian="13pt" style:font-weight-asian="bold" style:font-size-complex="13pt" style:font-weight-complex="bold"/>
    </style:style>
    <style:style style:name="T39" style:family="text">
      <style:text-properties fo:color="#3465a4" style:font-name="Calibri" fo:font-size="11pt" fo:font-weight="bold" style:font-size-asian="11pt" style:font-weight-asian="bold" style:font-weight-complex="bold"/>
    </style:style>
    <style:style style:name="T40" style:family="text">
      <style:text-properties fo:color="#3465a4" style:font-name="Calibri" fo:font-size="11pt" style:font-size-asian="11pt"/>
    </style:style>
    <style:style style:name="T41" style:family="text">
      <style:text-properties fo:color="#3465a4" style:font-name="Calibri" fo:font-size="11pt" officeooo:rsid="01f125fe" style:font-size-asian="11pt" style:font-size-complex="11pt" style:font-weight-complex="normal"/>
    </style:style>
    <style:style style:name="T42" style:family="text">
      <style:text-properties fo:color="#3465a4" style:font-name="Calibri" fo:font-size="11pt" officeooo:rsid="01f125fe" style:font-size-asian="11pt"/>
    </style:style>
    <style:style style:name="T43" style:family="text">
      <style:text-properties fo:color="#3465a4" style:font-name="Lohit Devanagari" fo:font-size="13pt" fo:font-weight="bold" style:font-size-asian="13pt" style:font-weight-asian="bold" style:font-size-complex="13pt" style:font-weight-complex="bold"/>
    </style:style>
    <style:style style:name="T44" style:family="text">
      <style:text-properties fo:color="#3465a4" style:font-name="Lohit Devanagari" fo:font-size="11pt" style:font-size-asian="11pt"/>
    </style:style>
    <style:style style:name="T45" style:family="text">
      <style:text-properties fo:color="#3465a4" style:text-outline="false" style:text-line-through-style="none" style:text-line-through-type="none" style:font-name="Calibri" fo:font-size="11pt" fo:text-shadow="none" style:text-underline-style="none" officeooo:rsid="01f125fe" style:font-size-asian="11pt" style:font-style-asian="normal" style:font-weight-asian="normal" style:text-emphasize="none"/>
    </style:style>
    <style:style style:name="T46" style:family="text">
      <style:text-properties fo:color="#3465a4" style:text-outline="false" style:text-line-through-style="none" style:text-line-through-type="none" style:font-name="Calibri" fo:font-size="11pt" fo:text-shadow="none" style:text-underline-style="none" fo:font-weight="bold" officeooo:rsid="01f125fe" style:font-size-asian="11pt" style:font-style-asian="normal" style:font-weight-asian="bold" style:font-weight-complex="bold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ery:<text:span text:style-name="T2">Ingénieur infrastructure</text:span></text:p>
      <text:p text:style-name="P8"><text:span text:style-name="T26">query description</text:span><text:span text:style-name="T3">: </text:span></text:p>
      <text:p text:style-name="P3">Nous recherchons pour un de nos clients un ingénieur infrastructure</text:p>
      <text:p text:style-name="P17">Compétence souhaitée:</text:p>
      <text:p text:style-name="P17">• Un ingénieur <text:s/>Système Windows connaissant aussi Linux . </text:p>
      <text:p text:style-name="P17">Mission:</text:p>
      <text:p text:style-name="P17">=&gt; <text:s/>Minimum un an et le démarre ASAP</text:p>
      <text:p text:style-name="P19"/>
      <text:p text:style-name="P6"><text:span text:style-name="T25">keyword</text:span><text:span text:style-name="T1">: </text:span><text:span text:style-name="T2">Infrastructure, reseau, deploiement, </text:span><text:span text:style-name="T31">securité</text:span><text:span text:style-name="T2">, </text:span><text:span text:style-name="T31">securite</text:span><text:span text:style-name="T2">, <text:s/>donnée, </text:span><text:span text:style-name="T31">système</text:span><text:span text:style-name="T2">, </text:span><text:span text:style-name="T32">ingenieur</text:span><text:span text:style-name="T2">, network engineer, analyse, redaction, évaluation, rigeur, reactivité, communication, initiative</text:span></text:p>
      <text:p text:style-name="P8"/>
      <text:p text:style-name="P8"><text:span text:style-name="T28">result title</text:span><text:span text:style-name="T8">: </text:span><text:span text:style-name="T7">Chef de projet MOA</text:span></text:p>
      <text:p text:style-name="P6"><text:span text:style-name="T27">result competencies</text:span><text:span text:style-name="T7">:</text:span></text:p>
      <text:p text:style-name="P8"><text:span text:style-name="T1">[</text:span><text:span text:style-name="T6">"Établir un cahier des charges|</text:span></text:p>
      <text:p text:style-name="P8"><text:span text:style-name="T6">Évaluation de risques </text:span><text:span text:style-name="T30">sécurité</text:span><text:span text:style-name="T6"> Informatique et Télécoms|</text:span></text:p>
      <text:p text:style-name="P5">Technologies informatiques|</text:p>
      <text:p text:style-name="P8"><text:span text:style-name="T6">Règles de </text:span><text:span text:style-name="T30">sécurité</text:span><text:span text:style-name="T6"> Informatique et Télécoms|</text:span></text:p>
      <text:p text:style-name="P8"><text:span text:style-name="T6">Réseaux </text:span><text:span text:style-name="T7">informatiques et télécoms|</text:span></text:p>
      <text:p text:style-name="P8"><text:span text:style-name="T7">Urbanisation des </text:span><text:span text:style-name="T33">systèmes</text:span><text:span text:style-name="T7"> d'information|</text:span></text:p>
      <text:p text:style-name="P2">Chef de projet MOA Santé|</text:p>
      <text:p text:style-name="P8"><text:span text:style-name="T33">Ingénieur</text:span><text:span text:style-name="T7"> </text:span><text:span text:style-name="T33">Système</text:span><text:span text:style-name="T7"> &amp; Réseaux|</text:span></text:p>
      <text:p text:style-name="P2">Ingénieur Système SIEBEL et Facturation",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query:<text:span text:style-name="T2">Ingénieur </text:span><text:span text:style-name="T45">infrastructure</text:span></text:p>
      <text:p text:style-name="P8"><text:span text:style-name="T26">query description</text:span><text:span text:style-name="T3">: </text:span></text:p>
      <text:p text:style-name="P3">Nous recherchons pour un de nos clients un ingénieur infrastructure</text:p>
      <text:p text:style-name="P17">Compétence souhaitée:</text:p>
      <text:p text:style-name="P17">• Un ingénieur <text:s/>Système Windows connaissant aussi Linux . </text:p>
      <text:p text:style-name="P17">Mission:</text:p>
      <text:p text:style-name="P17">=&gt; <text:s/>Minimum un an et le démarre ASAP</text:p>
      <text:p text:style-name="P19"/>
      <text:p text:style-name="P10"><text:span text:style-name="T29">keyword</text:span><text:span text:style-name="T9">: </text:span><text:span text:style-name="T10">I</text:span><text:span text:style-name="T38">nfrastructure</text:span><text:span text:style-name="T10">, reseau, deploiement, </text:span><text:span text:style-name="T19">securité, securite</text:span><text:span text:style-name="T10">, <text:s/>donnée, </text:span><text:span text:style-name="T13">système, ingenieur</text:span><text:span text:style-name="T10">, network engineer, analyse, redaction, évaluation, rigeur, reactivité, communication, initiative</text:span></text:p>
      <text:p text:style-name="P10"><text:span text:style-name="T10"/></text:p>
      <text:p text:style-name="P10"><text:span text:style-name="T10"/></text:p>
      <text:p text:style-name="P16"><text:span text:style-name="T36">r</text:span><text:span text:style-name="T37">esult title: </text:span><text:span text:style-name="T5">Directeur informatique / Manager IT</text:span></text:p>
      <text:p text:style-name="P12"><text:span text:style-name="T9">result competencies: </text:span></text:p>
      <text:p text:style-name="P13"><text:span text:style-name="T22">"Agilité|</text:span></text:p>
      <text:p text:style-name="P13"><text:span text:style-name="T22">Gestion de contrats|</text:span></text:p>
      <text:p text:style-name="P13"><text:span text:style-name="T22">Gestion des budgets|</text:span></text:p>
      <text:p text:style-name="P13"><text:span text:style-name="T43">Infrastructures</text:span><text:span text:style-name="T22"> d'entreprise|</text:span></text:p>
      <text:p text:style-name="P13"><text:span text:style-name="T22">Management|</text:span></text:p>
      <text:p text:style-name="P13"><text:span text:style-name="T22">Marchés publiques|</text:span></text:p>
      <text:p text:style-name="P13"><text:span text:style-name="T22">Stratégie IT",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oft-page-break/><text:span text:style-name="T9"/></text:p>
      <text:p text:style-name="P7">query:<text:span text:style-name="T46">Ingénieur</text:span><text:span text:style-name="T2"> </text:span><text:span text:style-name="T45">infrastructure</text:span></text:p>
      <text:p text:style-name="P9"><text:span text:style-name="T26">query description</text:span><text:span text:style-name="T3">: </text:span></text:p>
      <text:p text:style-name="P4">Nous recherchons pour un de nos clients un ingénieur infrastructure</text:p>
      <text:p text:style-name="P18">Compétence souhaitée:</text:p>
      <text:p text:style-name="P18">• Un ingénieur <text:s/>Système Windows connaissant aussi Linux . </text:p>
      <text:p text:style-name="P18">Mission:</text:p>
      <text:p text:style-name="P18">=&gt; <text:s/>Minimum un an et le démarre ASAP</text:p>
      <text:p text:style-name="P20"/>
      <text:p text:style-name="P11"><text:span text:style-name="T29">keyword</text:span><text:span text:style-name="T9">: </text:span><text:span text:style-name="T41">Infrastructure</text:span><text:span text:style-name="T10">, reseau, deploiement, </text:span><text:span text:style-name="T19">securité, securite</text:span><text:span text:style-name="T10">, <text:s/>donnée, </text:span><text:span text:style-name="T41">système</text:span><text:span text:style-name="T13">, ingenieur</text:span><text:span text:style-name="T10">, network engineer, analyse, redaction, évaluation, rigeur, reactivité, communication, initiative</text:span></text:p>
      <text:p text:style-name="P11"><text:span text:style-name="T10"/></text:p>
      <text:p text:style-name="P11"><text:span text:style-name="T10"/></text:p>
      <text:p text:style-name="P12"><text:span text:style-name="T14">result title: <text:s/></text:span><text:span text:style-name="T39">Ingénieur</text:span><text:span text:style-name="T9"> Chef de projet </text:span><text:span text:style-name="T40">Infrastructures</text:span><text:span text:style-name="T9"> Linéaires de Transport</text:span></text:p>
      <text:p text:style-name="P14"><text:span text:style-name="T9">result competencies: </text:span></text:p>
      <text:p text:style-name="P15"><text:span text:style-name="T22"><text:s/>"Analyser un cahier des charges|</text:span></text:p>
      <text:p text:style-name="P15"><text:span text:style-name="T22">Définir un avant-projet|</text:span></text:p>
      <text:p text:style-name="P15"><text:span text:style-name="T22">Élaborer des solutions techniques et financières|</text:span></text:p>
      <text:p text:style-name="P15"><text:span text:style-name="T22">Établir une réponse à un appel d'offre|</text:span></text:p>
      <text:p text:style-name="P15"><text:span text:style-name="T22">Management de projet|</text:span></text:p>
      <text:p text:style-name="P15"><text:span text:style-name="T22">Analyser les besoins du client|</text:span></text:p>
      <text:p text:style-name="P15"><text:span text:style-name="T22">Mettre en place un </text:span><text:span text:style-name="T44">système</text:span><text:span text:style-name="T22"> de management de la qualité (SMQ)|</text:span></text:p>
      <text:p text:style-name="P15"><text:span text:style-name="T22">Sélectionner les moyens et les méthodes à mettre en oeuvre",</text:span></text:p>
      <text:p text:style-name="P14"><text:span text:style-name="T9"/></text:p>
      <text:p text:style-name="P12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monospace" svg:font-family="monospace, 'Droid Sans Mono', monospace, monospace, 'Droid Sans Fallback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2T09:29:40.571957773</meta:creation-date>
    <dc:date>2020-08-12T09:41:57.129189836</dc:date>
    <meta:editing-duration>PT12M11S</meta:editing-duration>
    <meta:editing-cycles>10</meta:editing-cycles>
    <meta:generator>LibreOffice/6.4.2.2$Linux_X86_64 LibreOffice_project/40$Build-2</meta:generator>
    <meta:document-statistic meta:table-count="0" meta:image-count="0" meta:object-count="0" meta:page-count="3" meta:paragraph-count="54" meta:word-count="291" meta:character-count="2274" meta:non-whitespace-character-count="2018"/>
  </office:meta>
</office:document-meta>
</file>